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19">
      <style:paragraph-properties fo:margin-top="0cm" fo:margin-bottom="0cm" style:contextual-spacing="false"/>
    </style:style>
    <style:style style:name="P30" style:family="paragraph" style:parent-style-name="Text_20_body" style:list-style-name="L20"/>
    <style:style style:name="P31" style:family="paragraph" style:parent-style-name="Text_20_body" style:list-style-name="L20">
      <style:paragraph-properties fo:margin-top="0cm" fo:margin-bottom="0cm" style:contextual-spacing="false"/>
    </style:style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2">
      <style:paragraph-properties fo:margin-top="0cm" fo:margin-bottom="0cm" style:contextual-spacing="false"/>
    </style:style>
    <style:style style:name="P35" style:family="paragraph" style:parent-style-name="Text_20_body" style:list-style-name="L23"/>
    <style:style style:name="T1" style:family="text">
      <style:text-properties officeooo:rsid="0018ebd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ocumento de Especificação de Requisitos (DER) - Aplicativo Mobile para Gestão de Bovinos</text:h>
      <text:h text:style-name="Heading_20_4" text:outline-level="4">1. Visão Geral</text:h>
      <text:p text:style-name="Text_20_body">Este documento especifica detalhadamente os requisitos para o desenvolvimento de um aplicativo mobile para gestão de bovinos em propriedades rurais. O aplicativo visa auxiliar os proprietários rurais na gestão financeira e no controle do rebanho, oferecendo uma plataforma completa e intuitiva.</text:p>
      <text:h text:style-name="Heading_20_4" text:outline-level="4">2. Identificação dos Requisitos</text:h>
      <text:h text:style-name="Heading_20_5" text:outline-level="5">2.1 Requisitos Funcionais</text:h>
      <text:p text:style-name="Text_20_body">RF01: O aplicativo deve permitir o cadastro de novos lotes de bovinos.</text:p>
      <text:list text:style-name="L1">
        <text:list-item>
          <text:p text:style-name="P2">Sub-requisito: RF01.1 - Solicitar informações básicas: quantidade de animais, data de entrada, peso médio, valor pago, peso final pretendido, data de saída pretendida. </text:p>
        </text:list-item>
        <text:list-item>
          <text:p text:style-name="P1">Sub-requisito: RF01.2 - Armazenar dados históricos dos lotes anteriores. </text:p>
        </text:list-item>
      </text:list>
      <text:p text:style-name="Text_20_body">RF02: O aplicativo deve conter um calendário de eventos.</text:p>
      <text:list text:style-name="L2">
        <text:list-item>
          <text:p text:style-name="P4">Sub-requisito: RF02.1 - Criar um calendário personalizado para eventos importantes como vacinação do rebanho, previsão de parto, pagamentos e troca de fases. </text:p>
        </text:list-item>
        <text:list-item>
          <text:p text:style-name="P3">Sub-requisito: RF02.2 - Notificar automaticamente os usuários sobre próximos eventos. </text:p>
        </text:list-item>
      </text:list>
      <text:p text:style-name="Text_20_body">RF03: O aplicativo deve permitir a conversão de peso.</text:p>
      <text:list text:style-name="L3">
        <text:list-item>
          <text:p text:style-name="P6">Sub-requisito: RF03.1 - Converter peso em kg para @ (<text:span text:style-name="T1">arroba</text:span>). </text:p>
        </text:list-item>
        <text:list-item>
          <text:p text:style-name="P6">Sub-requisito: RF03.2 - Calcular o valor do animal com base no peso e preço por @. </text:p>
        </text:list-item>
        <text:list-item>
          <text:p text:style-name="P5">Sub-requisito: RF03.3 - Armazenar histórico de pesos e valores dos animais. </text:p>
        </text:list-item>
      </text:list>
      <text:p text:style-name="Text_20_body">RF04: O aplicativo deve conter uma calculadora de rações.</text:p>
      <text:list text:style-name="L4">
        <text:list-item>
          <text:p text:style-name="P8">Sub-requisito: RF04.1 - Oferecer opções de tipos de rações (lactação ou engorda). </text:p>
        </text:list-item>
        <text:list-item>
          <text:p text:style-name="P8">Sub-requisito: RF04.2 - Solicitar quantidade de animais e período de duração da ração (30 dias). </text:p>
        </text:list-item>
        <text:list-item>
          <text:p text:style-name="P7">Sub-requisito: RF04.3 - Calcular e detalhar a quantidade de ingredientes necessários. </text:p>
        </text:list-item>
      </text:list>
      <text:p text:style-name="Text_20_body">RF05: O aplicativo deve monitorar e controlar financeiramente os lotes.</text:p>
      <text:list text:style-name="L5">
        <text:list-item>
          <text:p text:style-name="P10">Sub-requisito: RF05.1 - Monitorar gastos e receitas separadamente por lote ou mês. </text:p>
        </text:list-item>
        <text:list-item>
          <text:p text:style-name="P10">Sub-requisito: RF05.2 - Exibir relatórios gráficos e percentuais de lucro/gasto. </text:p>
        </text:list-item>
        <text:list-item>
          <text:p text:style-name="P9">Sub-requisito: RF05.3 - Permitir exportação de relatórios financeiros. </text:p>
        </text:list-item>
      </text:list>
      <text:h text:style-name="Heading_20_5" text:outline-level="5">2.2 Requisitos Não Funcionais</text:h>
      <text:p text:style-name="Text_20_body">NRF01: Usabilidade</text:p>
      <text:list text:style-name="L6">
        <text:list-item>
          <text:p text:style-name="P12">Sub-requisito: NRF01.1 - Interface intuitiva e fácil de usar. </text:p>
        </text:list-item>
        <text:list-item>
          <text:p text:style-name="P12">Sub-requisito: NRF01.2 - Design responsivo para diferentes tamanhos de tela. </text:p>
        </text:list-item>
        <text:list-item>
          <text:p text:style-name="P11">Sub-requisito: NRF01.3 - Suporte a acessibilidade (leitura em alto contraste, zoom). </text:p>
        </text:list-item>
      </text:list>
      <text:p text:style-name="Text_20_body">NRF02: Desempenho</text:p>
      <text:list text:style-name="L7">
        <text:list-item>
          <text:p text:style-name="P14">Sub-requisito: NRF02.1 - Tempo de carregamento rápido das páginas principais. </text:p>
        </text:list-item>
        <text:list-item>
          <text:p text:style-name="P13"><text:soft-page-break/>Sub-requisito: NRF02.2 - Resposta rápida às interações do usuário. </text:p>
        </text:list-item>
      </text:list>
      <text:p text:style-name="Text_20_body">NRF03: Segurança</text:p>
      <text:list text:style-name="L8">
        <text:list-item>
          <text:p text:style-name="P16">Sub-requisito: NRF03.1 - Autenticação segura (login e senha). </text:p>
        </text:list-item>
        <text:list-item>
          <text:p text:style-name="P16">Sub-requisito: NRF03.2 - Criptografia de dados sensíveis. </text:p>
        </text:list-item>
        <text:list-item>
          <text:p text:style-name="P15">Sub-requisito: NRF03.3 - Proteção contra acesso não autorizado. </text:p>
        </text:list-item>
      </text:list>
      <text:p text:style-name="Text_20_body">NRF04: Conectividade</text:p>
      <text:list text:style-name="L9">
        <text:list-item>
          <text:p text:style-name="P18">Sub-requisito: NRF04.1 - Sincronização offline/online para armazenamento de dados. </text:p>
        </text:list-item>
        <text:list-item>
          <text:p text:style-name="P17">Sub-requisito: NRF04.2 - Suporte à conexão sem fio para atualizações em tempo real. </text:p>
        </text:list-item>
      </text:list>
      <text:h text:style-name="Heading_20_4" text:outline-level="4">3. Critérios de Aceitação</text:h>
      <text:h text:style-name="Heading_20_5" text:outline-level="5">3.1 Funcionais</text:h>
      <text:p text:style-name="Text_20_body">CA01: O aplicativo deve permitir o cadastro e acompanhamento de lotes de bovinos com todas as informações solicitadas.</text:p>
      <text:list text:style-name="L10">
        <text:list-item>
          <text:p text:style-name="P19">Critério de aceitação: O usuário deve ser capaz de cadastrar um novo lote e visualizar todas as informações relacionadas. </text:p>
        </text:list-item>
      </text:list>
      <text:p text:style-name="Text_20_body">CA02: O calendário de eventos deve ser preciso e atualizado automaticamente.</text:p>
      <text:list text:style-name="L11">
        <text:list-item>
          <text:p text:style-name="P20">Critério de aceitação: O sistema deve notificar corretamente os próximos eventos programados. </text:p>
        </text:list-item>
      </text:list>
      <text:p text:style-name="Text_20_body">CA03: A conversão de peso e cálculo de valor dos animais devem ser precisos e consistentes.</text:p>
      <text:list text:style-name="L12">
        <text:list-item>
          <text:p text:style-name="P21">Critério de aceitação: Os cálculos devem refletir exatamente os valores esperados com base nos preços fornecidos. </text:p>
        </text:list-item>
      </text:list>
      <text:p text:style-name="Text_20_body">CA04: A calculadora de rações deve oferecer opções precisas e detalhadas.</text:p>
      <text:list text:style-name="L13">
        <text:list-item>
          <text:p text:style-name="P22">Critério de aceitação: O sistema deve fornecer uma lista completa e atualizada de ingredientes necessários para cada tipo de ração. </text:p>
        </text:list-item>
      </text:list>
      <text:p text:style-name="Text_20_body">CA05: Os relatórios financeiros devem ser claros, precisos e facilmente exportáveis.</text:p>
      <text:list text:style-name="L14">
        <text:list-item>
          <text:p text:style-name="P23">Critério de aceitação: Os relatórios devem conter todas as informações financeiras esperadas e ser compatíveis com planilhas padrão. </text:p>
        </text:list-item>
      </text:list>
      <text:h text:style-name="Heading_20_5" text:outline-level="5">3.2 Não Funcionais</text:h>
      <text:p text:style-name="Text_20_body">NCA01: Usabilidade</text:p>
      <text:list text:style-name="L15">
        <text:list-item>
          <text:p text:style-name="P24">Critério de aceitação: O aplicativo deve ser fácil de usar para usuários com nível básico de habilidade em dispositivos móveis. </text:p>
        </text:list-item>
      </text:list>
      <text:p text:style-name="Text_20_body">NCA02: Desempenho</text:p>
      <text:list text:style-name="L16">
        <text:list-item>
          <text:p text:style-name="P25">Critério de aceitação: O tempo de carregamento da página inicial deve ser inferior a 3 segundos em conexão Wi-Fi. </text:p>
        </text:list-item>
      </text:list>
      <text:p text:style-name="Text_20_body">NCA03: Segurança</text:p>
      <text:list text:style-name="L17">
        <text:list-item>
          <text:p text:style-name="P26">Critério de aceitação: O sistema deve passar na auditoria de segurança sem apresentar vulnerabilidades críticas. </text:p>
        </text:list-item>
      </text:list>
      <text:p text:style-name="Text_20_body"><text:soft-page-break/>NCA04: Conectividade</text:p>
      <text:list text:style-name="L18">
        <text:list-item>
          <text:p text:style-name="P27">Critério de aceitação: O aplicativo deve sincronizar corretamente os dados offline com o servidor em menos de 30 segundos após a conexão Wi-Fi ser restabelecida. </text:p>
        </text:list-item>
      </text:list>
      <text:h text:style-name="Heading_20_4" text:outline-level="4">4. Prioridades dos Requisitos</text:h>
      <text:h text:style-name="Heading_20_5" text:outline-level="5">4.1 Funcionais</text:h>
      <text:p text:style-name="Text_20_body">P1:0 (Alta)</text:p>
      <text:list text:style-name="L19">
        <text:list-item>
          <text:p text:style-name="P29">RF01: Cadastro de lotes </text:p>
        </text:list-item>
        <text:list-item>
          <text:p text:style-name="P29">RF02: Calendário de eventos </text:p>
        </text:list-item>
        <text:list-item>
          <text:p text:style-name="P28">RF05: Controle financeiro </text:p>
        </text:list-item>
      </text:list>
      <text:p text:style-name="Text_20_body">P2:0 (Média)</text:p>
      <text:list text:style-name="L20">
        <text:list-item>
          <text:p text:style-name="P31">RF03: Conversão de peso </text:p>
        </text:list-item>
        <text:list-item>
          <text:p text:style-name="P30">RF04: Calculadora de rações </text:p>
        </text:list-item>
      </text:list>
      <text:p text:style-name="Text_20_body">P3:0 (Baixa)</text:p>
      <text:list text:style-name="L21">
        <text:list-item>
          <text:p text:style-name="P32">Todos os requisitos restantes </text:p>
        </text:list-item>
      </text:list>
      <text:h text:style-name="Heading_20_5" text:outline-level="5">4.2 Não Funcionais</text:h>
      <text:p text:style-name="Text_20_body">N1:0 (Alta)</text:p>
      <text:list text:style-name="L22">
        <text:list-item>
          <text:p text:style-name="P34">NRF01: Usabilidade </text:p>
        </text:list-item>
        <text:list-item>
          <text:p text:style-name="P34">NRF02: Desempenho </text:p>
        </text:list-item>
        <text:list-item>
          <text:p text:style-name="P33">NRF03: Segurança </text:p>
        </text:list-item>
      </text:list>
      <text:p text:style-name="Text_20_body">N2:0 (Média)</text:p>
      <text:list text:style-name="L23">
        <text:list-item>
          <text:p text:style-name="P35">NRF04: Conectividade </text:p>
        </text:list-item>
      </text:list>
      <text:h text:style-name="Heading_20_4" text:outline-level="4">5. Revisões e Aprovação</text:h>
      <text:p text:style-name="Text_20_body">Este Documento de Especificação de Requisitos será revisado e aprovado por todos os stakeholders envolvidos no projeto antes do início da fase de desenvolvimento.</text:p>
      <text:p text:style-name="Text_20_body">Data da última revisão: [Inserir data]</text:p>
      <text:p text:style-name="Text_20_body">Aprovado por: [Assinatura] _____________________________ [Nome] _______________________________ [Cargo/Órgão] _______________________</text:p>
      <text:p text:style-name="Text_20_body">Data de aprovação: [Inserir data]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19:15.989613919</meta:creation-date>
    <dc:date>2024-11-29T11:31:03.617039206</dc:date>
    <meta:editing-duration>PT11M4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82" meta:word-count="775" meta:character-count="5253" meta:non-whitespace-character-count="4560"/>
  </office:meta>
</office:document-meta>
</file>